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1cm" fo:min-width="1.631cm"/>
    </style:style>
    <style:style style:name="gr2" style:family="graphic" style:parent-style-name="standard">
      <style:graphic-properties draw:textarea-horizontal-align="justify" draw:textarea-vertical-align="middle" draw:auto-grow-height="false" fo:min-height="0.451cm" fo:min-width="1.629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1.63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1.62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6cm" fo:min-width="1.1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8cm" fo:min-width="1.156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0.9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3.2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86cm" fo:min-width="0.869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386cm" fo:min-width="0.8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3.52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1cm" fo:min-width="1.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2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0.9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0.9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0.97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4cm" fo:min-width="0.934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67cm"/>
      <style:paragraph-properties style:writing-mode="lr-tb"/>
    </style:style>
    <style:style style:name="gr2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4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0.93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0.93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31cm" svg:height="0.701cm" svg:x="6.583cm" svg:y="5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129cm" svg:height="0.701cm" svg:x="13.611cm" svg:y="5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131cm" svg:height="0.7cm" svg:x="6.583cm" svg:y="10.3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13cm" svg:height="0.7cm" svg:x="12.813cm" svg:y="10.3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2.129cm" svg:height="0.7cm" draw:transform="rotate (1.5707963267949) translate (10.484cm 9.201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583cm" svg:y1="5.716cm" svg:x2="4.481cm" svg:y2="7.073cm" draw:start-shape="id1" draw:start-glue-point="3" draw:end-shape="id2" draw:end-glue-point="4" svg:d="M6583 5716h-2102v1357" svg:viewBox="0 0 2103 1358">
          <text:p/>
        </draw:connector>
        <draw:connector draw:style-name="gr6" draw:text-style-name="P1" draw:layer="layout" svg:x1="4.481cm" svg:y1="9.415cm" svg:x2="6.583cm" svg:y2="10.675cm" draw:start-shape="id2" draw:start-glue-point="8" draw:end-shape="id3" draw:end-glue-point="3" svg:d="M4481 9415v1260h2102" svg:viewBox="0 0 2103 1261">
          <text:p/>
        </draw:connector>
        <draw:connector draw:style-name="gr6" draw:text-style-name="P1" draw:layer="layout" svg:x1="16.616cm" svg:y1="14.409cm" svg:x2="10.823cm" svg:y2="15.887cm" draw:start-shape="id4" draw:start-glue-point="2" draw:end-shape="id5" draw:end-glue-point="0" svg:d="M16616 14409v1478h-5793" svg:viewBox="0 0 5794 1479">
          <text:p/>
        </draw:connector>
        <draw:connector draw:style-name="gr6" draw:text-style-name="P1" draw:layer="layout" svg:x1="8.714cm" svg:y1="10.675cm" svg:x2="12.813cm" svg:y2="10.675cm" draw:start-shape="id3" draw:start-glue-point="1" draw:end-shape="id6" draw:end-glue-point="3" svg:d="M8714 10675h4099" svg:viewBox="0 0 4100 1">
          <text:p/>
        </draw:connector>
        <draw:connector draw:style-name="gr6" draw:text-style-name="P1" draw:layer="layout" svg:x1="10.834cm" svg:y1="9.201cm" svg:x2="12.813cm" svg:y2="10.675cm" draw:start-shape="id7" draw:start-glue-point="3" draw:end-shape="id6" draw:end-glue-point="3" svg:d="M10834 9201v1474h1979" svg:viewBox="0 0 1980 1475">
          <text:p/>
        </draw:connector>
        <draw:connector draw:style-name="gr6" draw:text-style-name="P1" draw:layer="layout" svg:x1="13.611cm" svg:y1="5.716cm" svg:x2="10.834cm" svg:y2="7.072cm" draw:start-shape="id8" draw:start-glue-point="3" draw:end-shape="id7" draw:end-glue-point="1" svg:d="M13611 5716h-2777v1356" svg:viewBox="0 0 2778 1357">
          <text:p/>
        </draw:connector>
        <draw:custom-shape draw:style-name="gr7" draw:text-style-name="P2" xml:id="id2" draw:id="id2" draw:layer="layout" svg:width="2.342cm" svg:height="2.342cm" svg:x="3.31cm" svg:y="7.07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2.342cm" svg:height="2.344cm" svg:x="15.445cm" svg:y="12.06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16.616cm" svg:y1="14.021cm" svg:x2="16.616cm" svg:y2="12.412cm">
            <text:p/>
          </draw:line>
        </draw:g>
        <draw:frame draw:style-name="gr10" draw:text-style-name="P4" draw:layer="layout" svg:width="1.434cm" svg:height="1.417cm" svg:x="1.779cm" svg:y="7.478cm">
          <draw:text-box>
            <text:p><text:span text:style-name="T1">V</text:span><text:span text:style-name="T2">a</text:span></text:p>
          </draw:text-box>
        </draw:frame>
        <draw:frame draw:style-name="gr11" draw:text-style-name="P5" draw:layer="layout" svg:width="3.72cm" svg:height="1.363cm" svg:x="17.346cm" svg:y="8.654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2" draw:text-style-name="P1" draw:layer="layout" svg:width="2.737cm" svg:height="3.272cm" svg:x="15.231cm" svg:y="6.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3" draw:layer="layout" svg:x1="16.596cm" svg:y1="7.5cm" svg:x2="16.596cm" svg:y2="9.109cm">
            <text:p/>
          </draw:line>
        </draw:g>
        <draw:custom-shape draw:style-name="gr14" draw:text-style-name="P6" xml:id="id9" draw:id="id9" draw:layer="layout" svg:width="2.737cm" svg:height="3.271cm" svg:x="9.454cm" svg:y="11.68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5" draw:layer="layout" svg:width="4.028cm" svg:height="1.417cm" svg:x="11.429cm" svg:y="14.473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6" draw:text-style-name="P7" draw:layer="layout" svg:x1="8.714cm" svg:y1="10.675cm" svg:x2="10.823cm" svg:y2="11.684cm" draw:start-shape="id3" draw:start-glue-point="1" draw:end-shape="id9" draw:end-glue-point="4" svg:d="M8714 10675h2109v1009" svg:viewBox="0 0 2110 1010">
          <text:p/>
        </draw:connector>
        <draw:connector draw:style-name="gr6" draw:text-style-name="P7" draw:layer="layout" svg:x1="8.714cm" svg:y1="5.716cm" svg:x2="10.834cm" svg:y2="7.072cm" draw:start-shape="id1" draw:start-glue-point="1" draw:end-shape="id7" draw:end-glue-point="1" svg:d="M8714 5716h2120v1356" svg:viewBox="0 0 2121 1357">
          <text:p/>
        </draw:connector>
        <draw:connector draw:style-name="gr6" draw:text-style-name="P7" draw:layer="layout" svg:x1="14.943cm" svg:y1="10.675cm" svg:x2="16.616cm" svg:y2="12.065cm" draw:start-shape="id6" draw:start-glue-point="1" draw:end-shape="id4" draw:end-glue-point="0" svg:d="M14943 10675h1673v1390" svg:viewBox="0 0 1674 1391">
          <text:p/>
        </draw:connector>
        <draw:connector draw:style-name="gr6" draw:text-style-name="P7" draw:layer="layout" svg:x1="15.74cm" svg:y1="5.716cm" svg:x2="16.599cm" svg:y2="6.55cm" draw:start-shape="id8" draw:start-glue-point="1" draw:end-shape="id10" draw:end-glue-point="0" svg:d="M15740 5716h859v834" svg:viewBox="0 0 860 835">
          <text:p/>
        </draw:connector>
        <draw:connector draw:style-name="gr6" draw:text-style-name="P7" draw:layer="layout" svg:x1="16.599cm" svg:y1="9.822cm" svg:x2="16.616cm" svg:y2="12.065cm" draw:start-shape="id10" draw:start-glue-point="2" draw:end-shape="id4" draw:end-glue-point="0" svg:d="M16599 9822v1122h17v1121" svg:viewBox="0 0 18 2244">
          <text:p/>
        </draw:connector>
        <draw:custom-shape draw:style-name="gr16" draw:text-style-name="P1" xml:id="id11" draw:id="id11" draw:layer="layout" svg:width="2.13cm" svg:height="0.701cm" svg:x="6.582cm" svg:y="15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2.129cm" svg:height="0.7cm" draw:transform="rotate (1.5707963267949) translate (4.125cm 14.286cm)">
          <text:p/>
          <draw:enhanced-geometry svg:viewBox="0 0 21600 21600" draw:type="rectangle" draw:enhanced-path="M 0 0 L 21600 0 21600 21600 0 21600 0 0 Z N"/>
        </draw:custom-shape>
        <draw:connector draw:style-name="gr6" draw:text-style-name="P7" xml:id="id5" draw:id="id5" draw:layer="layout" svg:x1="8.712cm" svg:y1="15.887cm" svg:x2="10.823cm" svg:y2="14.955cm" draw:start-shape="id11" draw:start-glue-point="1" draw:end-shape="id9" draw:end-glue-point="6" svg:d="M8712 15887h2111v-932" svg:viewBox="0 0 2112 933">
          <text:p/>
        </draw:connector>
        <draw:connector draw:style-name="gr6" draw:text-style-name="P7" draw:layer="layout" svg:x1="4.475cm" svg:y1="12.157cm" svg:x2="6.583cm" svg:y2="10.675cm" draw:start-shape="id12" draw:start-glue-point="1" draw:end-shape="id3" draw:end-glue-point="3" svg:d="M4475 12157v-1482h2108" svg:viewBox="0 0 2109 1483">
          <text:p/>
        </draw:connector>
        <draw:connector draw:style-name="gr6" draw:text-style-name="P7" draw:layer="layout" svg:x1="4.475cm" svg:y1="14.286cm" svg:x2="6.582cm" svg:y2="15.887cm" draw:start-shape="id12" draw:start-glue-point="3" draw:end-shape="id11" draw:end-glue-point="3" svg:d="M4475 14286v1601h2107" svg:viewBox="0 0 2108 1602">
          <text:p/>
        </draw:connector>
        <draw:frame draw:style-name="gr17" draw:text-style-name="P5" draw:layer="layout" svg:width="2.747cm" svg:height="1.416cm" svg:x="17.843cm" svg:y="13.637cm">
          <draw:text-box>
            <text:p><text:span text:style-name="T3">I</text:span><text:span text:style-name="T4">d</text:span></text:p>
          </draw:text-box>
        </draw:frame>
        <draw:frame draw:style-name="gr18" draw:text-style-name="P8" draw:layer="layout" svg:width="1.478cm" svg:height="1.416cm" svg:x="7.05cm" svg:y="6.067cm">
          <draw:text-box>
            <text:p>R<text:span text:style-name="T7">1</text:span></text:p>
          </draw:text-box>
        </draw:frame>
        <draw:frame draw:style-name="gr18" draw:text-style-name="P8" draw:layer="layout" svg:width="1.478cm" svg:height="1.416cm" svg:x="7.021cm" svg:y="16.238cm">
          <draw:text-box>
            <text:p>R<text:span text:style-name="T7">7</text:span></text:p>
          </draw:text-box>
        </draw:frame>
        <draw:frame draw:style-name="gr19" draw:text-style-name="P8" draw:layer="layout" svg:width="1.477cm" svg:height="1.417cm" svg:x="13.213cm" svg:y="11.025cm">
          <draw:text-box>
            <text:p>R<text:span text:style-name="T7">5</text:span></text:p>
          </draw:text-box>
        </draw:frame>
        <draw:frame draw:style-name="gr20" draw:text-style-name="P8" draw:layer="layout" svg:width="1.476cm" svg:height="1.417cm" svg:x="6.962cm" svg:y="11.025cm">
          <draw:text-box>
            <text:p>R<text:span text:style-name="T7">4</text:span></text:p>
          </draw:text-box>
        </draw:frame>
        <draw:frame draw:style-name="gr19" draw:text-style-name="P8" draw:layer="layout" svg:width="1.477cm" svg:height="1.417cm" svg:x="10.98cm" svg:y="7.615cm">
          <draw:text-box>
            <text:p>R<text:span text:style-name="T7">3</text:span></text:p>
          </draw:text-box>
        </draw:frame>
        <draw:frame draw:style-name="gr18" draw:text-style-name="P8" draw:layer="layout" svg:width="1.478cm" svg:height="1.416cm" svg:x="13.093cm" svg:y="6.067cm">
          <draw:text-box>
            <text:p>R<text:span text:style-name="T7">2</text:span></text:p>
          </draw:text-box>
        </draw:frame>
        <draw:frame draw:style-name="gr21" draw:text-style-name="P8" draw:layer="layout" svg:width="1.477cm" svg:height="1.415cm" svg:x="2.648cm" svg:y="12.468cm">
          <draw:text-box>
            <text:p>R<text:span text:style-name="T7">6</text:span></text:p>
          </draw:text-box>
        </draw:frame>
        <draw:custom-shape draw:style-name="gr22" draw:text-style-name="P7" draw:layer="layout" svg:width="0.298cm" svg:height="0.328cm" svg:x="10.662cm" svg:y="10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99cm" svg:height="0.327cm" svg:x="16.384cm" svg:y="10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99cm" svg:height="0.328cm" svg:x="10.663cm" svg:y="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99cm" svg:height="0.327cm" svg:x="4.306cm" svg:y="10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.434cm" svg:height="3.224cm" svg:x="9.17cm" svg:y="6.592cm">
          <draw:text-box>
            <text:p>+</text:p>
            <text:p>V<text:span text:style-name="T7">b</text:span></text:p>
            <text:p>-</text:p>
          </draw:text-box>
        </draw:frame>
        <draw:line draw:style-name="gr24" draw:text-style-name="P9" draw:layer="layout" svg:x1="5.295cm" svg:y1="12.157cm" svg:x2="5.295cm" svg:y2="14.557cm">
          <text:p/>
        </draw:line>
        <draw:frame draw:style-name="gr25" draw:text-style-name="P10" draw:layer="layout" svg:width="1.101cm" svg:height="1.417cm" svg:x="5.095cm" svg:y="12.474cm">
          <draw:text-box>
            <text:p><text:span text:style-name="T5">I</text:span><text:span text:style-name="T6">c</text:span></text:p>
          </draw:text-box>
        </draw:frame>
        <draw:g>
          <draw:line draw:style-name="gr26" draw:text-style-name="P9" draw:layer="layout" svg:x1="11.956cm" svg:y1="16.639cm" svg:x2="9.702cm" svg:y2="16.654cm">
            <text:p/>
          </draw:line>
          <draw:line draw:style-name="gr26" draw:text-style-name="P9" draw:layer="layout" svg:x1="11.957cm" svg:y1="16.631cm" svg:x2="9.703cm" svg:y2="16.646cm">
            <text:p/>
          </draw:line>
          <draw:line draw:style-name="gr26" draw:text-style-name="P9" draw:layer="layout" svg:x1="10.317cm" svg:y1="16.965cm" svg:x2="11.437cm" svg:y2="16.965cm">
            <text:p/>
          </draw:line>
          <draw:line draw:style-name="gr26" draw:text-style-name="P9" draw:layer="layout" svg:x1="10.62cm" svg:y1="17.245cm" svg:x2="11.158cm" svg:y2="17.245cm">
            <text:p/>
          </draw:line>
          <draw:line draw:style-name="gr26" draw:text-style-name="P9" draw:layer="layout" svg:x1="10.859cm" svg:y1="16.619cm" svg:x2="10.868cm" svg:y2="15.898cm">
            <text:p/>
          </draw:line>
        </draw:g>
        <draw:frame draw:style-name="gr27" draw:text-style-name="P8" draw:layer="layout" svg:width="1.987cm" svg:height="1cm" svg:x="12.221cm" svg:y="16.773cm">
          <draw:text-box>
            <text:p>GND</text:p>
          </draw:text-box>
        </draw:frame>
        <draw:frame draw:style-name="gr28" draw:text-style-name="P4" draw:layer="layout" svg:width="1.434cm" svg:height="1.416cm" svg:x="3.363cm" svg:y="4.311cm">
          <draw:text-box>
            <text:p><text:span text:style-name="T1">V</text:span><text:span text:style-name="T2">1</text:span></text:p>
          </draw:text-box>
        </draw:frame>
        <draw:frame draw:style-name="gr29" draw:text-style-name="P4" draw:layer="layout" svg:width="1.434cm" svg:height="2.055cm" svg:x="2.817cm" svg:y="10.021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10" draw:text-style-name="P4" draw:layer="layout" svg:width="1.434cm" svg:height="1.417cm" svg:x="2.967cm" svg:y="15.661cm">
          <draw:text-box>
            <text:p><text:span text:style-name="T1">V</text:span><text:span text:style-name="T2">3</text:span></text:p>
          </draw:text-box>
        </draw:frame>
        <draw:frame draw:style-name="gr10" draw:text-style-name="P4" draw:layer="layout" svg:width="1.434cm" svg:height="1.417cm" svg:x="16.939cm" svg:y="10.021cm">
          <draw:text-box>
            <text:p><text:span text:style-name="T1">V</text:span><text:span text:style-name="T2">4</text:span></text:p>
          </draw:text-box>
        </draw:frame>
        <draw:frame draw:style-name="gr28" draw:text-style-name="P4" draw:layer="layout" svg:width="1.434cm" svg:height="1.416cm" svg:x="16.543cm" svg:y="4.443cm">
          <draw:text-box>
            <text:p><text:span text:style-name="T1">V</text:span><text:span text:style-name="T2">5</text:span></text:p>
          </draw:text-box>
        </draw:frame>
        <draw:frame draw:style-name="gr28" draw:text-style-name="P4" draw:layer="layout" svg:width="1.434cm" svg:height="1.416cm" svg:x="10.094cm" svg:y="4.082cm">
          <draw:text-box>
            <text:p><text:span text:style-name="T1">V</text:span><text:span text:style-name="T2">6</text:span></text:p>
          </draw:text-box>
        </draw:frame>
        <draw:frame draw:style-name="gr28" draw:text-style-name="P4" draw:layer="layout" svg:width="1.434cm" svg:height="1.416cm" svg:x="9.68cm" svg:y="9.458cm">
          <draw:text-box>
            <text:p><text:span text:style-name="T1">V</text:span><text:span text:style-name="T2">7</text:span></text:p>
          </draw:text-box>
        </draw:frame>
        <draw:custom-shape draw:style-name="gr22" draw:text-style-name="P7" draw:layer="layout" svg:width="0.298cm" svg:height="0.328cm" svg:x="4.367cm" svg:y="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99cm" svg:height="0.328cm" svg:x="16.411cm" svg:y="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1:05.247524926</meta:creation-date>
    <dc:date>2021-03-13T13:10:23.633465243</dc:date>
    <meta:editing-duration>PT5M48S</meta:editing-duration>
    <meta:editing-cycles>3</meta:editing-cycles>
    <meta:generator>LibreOffice/6.4.6.2$Linux_X86_64 LibreOffice_project/40$Build-2</meta:generator>
    <meta:document-statistic meta:object-count="63"/>
  </office:meta>
</office:document-meta>
</file>